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" svg:font-family="'Droid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34343" style:text-line-through-style="none" style:font-name="Droid Sans" fo:font-size="14pt" fo:font-style="normal" style:text-underline-style="none" fo:font-weight="bold" style:text-blinking="false" fo:background-color="transparent"/>
    </style:style>
    <style:style style:name="P2" style:family="paragraph" style:parent-style-name="Heading_20_2">
      <style:text-properties fo:font-variant="normal" fo:text-transform="none" fo:color="#434343" style:text-line-through-style="none" style:font-name="Droid Sans" fo:font-size="14pt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Heading_20_3">
      <style:paragraph-properties fo:margin-top="0.494cm" fo:margin-bottom="0.141cm" fo:line-height="138%" style:writing-mode="lr-tb"/>
      <style:text-properties fo:font-variant="normal" fo:text-transform="none" fo:color="#666666" style:text-line-through-style="none" style:font-name="Droid Sans" fo:font-size="12pt" fo:font-style="normal" style:text-underline-style="none" fo:font-weight="bold" style:text-blinking="false" fo:background-color="transparent"/>
    </style:style>
    <style:style style:name="P4" style:family="paragraph" style:parent-style-name="Heading_20_3">
      <style:paragraph-properties fo:margin-top="0.494cm" fo:margin-bottom="0.141cm" fo:line-height="138%" style:writing-mode="lr-tb"/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/>
    </style:style>
    <style:style style:name="P5" style:family="paragraph" style:parent-style-name="Heading_20_3">
      <style:paragraph-properties fo:margin-top="0.494cm" fo:margin-bottom="0.141cm" fo:line-height="138%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Droid Sans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.353cm" fo:line-height="138%" style:writing-mode="lr-tb"/>
    </style:style>
    <style:style style:name="P7" style:family="paragraph" style:parent-style-name="Text_20_body">
      <style:paragraph-properties fo:margin-top="0cm" fo:margin-bottom="0.353cm" fo:line-height="138%" style:writing-mode="lr-tb"/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.353cm" fo:line-height="138%" style:writing-mode="lr-tb"/>
      <style:text-properties fo:font-variant="normal" fo:text-transform="none" fo:color="#000000" style:text-line-through-style="none" style:font-name="Droid Sans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.35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style:paragraph-properties fo:margin-top="0cm" fo:margin-bottom="0.35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style:paragraph-properties fo:margin-top="0cm" fo:margin-bottom="0.35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/>
    </style:style>
    <style:style style:name="P12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/>
    </style:style>
    <style:style style:name="P14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/>
    </style:style>
    <style:style style:name="P15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style:text-line-through-style="none" style:font-name="Droid Sans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Droid Sans" fo:font-size="11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666666" style:text-line-through-style="none" style:font-name="Droid Sans" fo:font-size="12pt" fo:font-style="normal" style:text-underline-style="none" fo:font-weight="bold" style:text-blinking="false" fo:background-color="transparent"/>
    </style:style>
    <style:style style:name="T5" style:family="text">
      <style:text-properties fo:background-color="transparent"/>
    </style:style>
    <style:style style:name="T6" style:family="text">
      <style:text-properties fo:font-weight="bold" fo:background-color="transparen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----</text:h>
      <text:h text:style-name="P1" text:outline-level="2"><text:bookmark text:name="docs-internal-guid-4a6fb2c6-7fff-5de7-dcc6-eca3e211eea7"/>T’agradaria formar part d’una cooperativa de treball?</text:h>
      <text:p text:style-name="P6"><text:span text:style-name="T1">A Codi Cooperatiu cerquem una </text:span><text:span text:style-name="T2">desenvolupadora front-end</text:span><text:span text:style-name="T3"> </text:span><text:span text:style-name="T1">que vulgui treballar amb nosaltres. Fins ara ens hem dedicat principalment a la part de back-end i volem ampliar la nostra oferta per poder oferir solucions més completes. (280)</text:span></text:p>
      <text:p text:style-name="Text_20_body">----</text:p>
      <text:h text:style-name="P3" text:outline-level="3">Busquem...</text:h>
      <text:list xml:id="list2240284747245822846" text:style-name="L1">
        <text:list-item>
          <text:p text:style-name="P12">Experiència prou extensa en desenvolupament front-end.</text:p>
        </text:list-item>
        <text:list-item>
          <text:p text:style-name="P12">Domini de Vue, React o Angular.</text:p>
        </text:list-item>
        <text:list-item>
          <text:p text:style-name="P12">Coneixements o ganes d’aprendre React Native o frameworks similars.</text:p>
        </text:list-item>
        <text:list-item>
          <text:p text:style-name="P12">Seria interessant tenir experiència en progressive web apps.</text:p>
        </text:list-item>
        <text:list-item>
          <text:p text:style-name="P9">Dominar català i castellà. (253)</text:p>
        </text:list-item>
      </text:list>
      <text:p text:style-name="P8"><text:span text:style-name="T8">-----</text:span></text:p>
      <text:h text:style-name="P3" text:outline-level="3">Quins seran els teus rols? (1/2)</text:h>
      <text:list xml:id="list6725573939637012561" text:style-name="L2">
        <text:list-item>
          <text:p text:style-name="P14"><text:span text:style-name="T6">Sòcia treballadora:</text:span><text:span text:style-name="T5"> gestionar i impulsar un projecte propi (gestions, reunions, prendre decisions...). Període de “sòcia en proves”.</text:span></text:p>
        </text:list-item>
        <text:list-item>
          <text:p text:style-name="P14"><text:span text:style-name="T6">Mentora: </text:span><text:span text:style-name="T5">formar i guiar la persona júnior front-end que recentment s’ha incorporat a l’equip. (259)</text:span></text:p>
          <text:p text:style-name="P14"><text:span text:style-name="T5"/></text:p>
        </text:list-item>
      </text:list>
      <text:p text:style-name="P13"><text:span text:style-name="T5">-----</text:span></text:p>
      <text:h text:style-name="P5" text:outline-level="3"><text:span text:style-name="T5">Quins seran els teus rols? (2/2)</text:span></text:h>
      <text:list xml:id="list32569073" text:continue-numbering="true" text:style-name="L2">
        <text:list-item>
          <text:p text:style-name="P14"><text:span text:style-name="T6">Estructurar l’àrea de front-end:</text:span><text:span text:style-name="T5"> decidir amb quines tecnologies treballar, dissenyar els processos.</text:span></text:p>
        </text:list-item>
        <text:list-item>
          <text:p text:style-name="P10"><text:span text:style-name="T7">Comunicació amb el client final</text:span><text:span text:style-name="T8">: fer pressupostos, calendaritzacions, entregues, suport, assessorament (235)</text:span></text:p>
        </text:list-item>
      </text:list>
      <text:h text:style-name="P4" text:outline-level="3"><text:span text:style-name="T5">----</text:span></text:h>
      <text:h text:style-name="P3" text:outline-level="3">Condicions laborals</text:h>
      <text:p text:style-name="P6"><text:span text:style-name="T1">Les condicions laborals s’equiparen entre tothom de l’equip, per ara el sou base és de </text:span><text:span text:style-name="T2">22.800€ anuals</text:span><text:span text:style-name="T3"> </text:span><text:span text:style-name="T1">per la jornada completa i 24 dies laborables de vacances l’any. Possibilitat de mitja jornada. (215)</text:span></text:p>
      <text:p text:style-name="P6"><text:soft-page-break/><text:span text:style-name="T1">-----</text:span></text:p>
      <text:p text:style-name="P6"><text:span text:style-name="T4">Més sobre nosaltres</text:span><text:span text:style-name="T1"> </text:span></text:p>
      <text:p text:style-name="P7">A l’equip actual som dos homes i una dona. Volem que l’equip arribi a tenir una representació majoritària de persones amb altres identitats de gènere, sobretot ara que es comença a formar l’equip. <text:line-break/>Més info → <text:a xlink:type="simple" xlink:href="https://codicoop.github.io/landing-page" text:style-name="Internet_20_link" text:visited-style-name="Visited_20_Internet_20_Link">https://codicoop.github.io/landing-page</text:a> (268) </text:p>
      <text:p text:style-name="P7">----</text:p>
      <text:p text:style-name="P6"><text:a xlink:type="simple" xlink:href="https://codicoop.github.io/landing-page" text:style-name="Internet_20_link" text:visited-style-name="Visited_20_Internet_20_Link">https://codicoop.github.io/landing-page</text:a><text:span text:style-name="T1"> (39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" svg:font-family="'Droid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3T12:16:42.11</meta:creation-date>
    <dc:date>2021-01-13T12:34:29.51</dc:date>
    <meta:editing-duration>PT17M48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26" meta:word-count="240" meta:character-count="1622"/>
  </office:meta>
</office:document-meta>
</file>